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036a19" officeooo:paragraph-rsid="00036a19"/>
    </style:style>
    <style:style style:name="T1" style:family="text">
      <style:text-properties officeooo:rsid="000550a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ample OppenOffice Writer file with<text:tab/><text:tab/>tabs and <text:s text:c="4"/>mult<text:span text:style-name="T1">i</text:span>ple space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1-17T19:29:12</meta:creation-date>
    <dc:date>2014-10-06T03:03:26.787976162</dc:date>
    <meta:editing-duration>PT2M23S</meta:editing-duration>
    <meta:editing-cycles>3</meta:editing-cycles>
    <meta:generator>LibreOffice/4.2.6.3$Linux_X86_64 LibreOffice_project/420m0$Build-3</meta:generator>
    <dc:creator>evan </dc:creator>
    <meta:document-statistic meta:table-count="0" meta:image-count="0" meta:object-count="0" meta:page-count="1" meta:paragraph-count="1" meta:word-count="9" meta:character-count="65" meta:non-whitespace-character-count="52"/>
  </office:meta>
</office:document-meta>
</file>